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paragraph-properties fo:margin-top="0in" fo:margin-bottom="0in"/>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text-underline-style="none"/>
    </style:style>
    <style:style style:name="P12" style:family="paragraph" style:parent-style-name="Standard">
      <style:paragraph-properties fo:margin-top="0in" fo:margin-bottom="0in"/>
    </style:style>
    <style:style style:name="P13" style:family="paragraph" style:parent-style-name="Standard">
      <style:paragraph-properties fo:margin-top="0in" fo:margin-bottom="0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Text_20_body">
      <style:paragraph-properties fo:margin-top="0in" fo:margin-bottom="0in"/>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3">
      <style:paragraph-properties fo:margin-top="0in" fo:margin-bottom="0in"/>
    </style:style>
    <style:style style:name="P25" style:family="paragraph" style:parent-style-name="Text_20_body" style:list-style-name="L4">
      <style:paragraph-properties fo:margin-top="0in" fo:margin-bottom="0in"/>
    </style:style>
    <style:style style:name="P26" style:family="paragraph" style:parent-style-name="Text_20_body" style:list-style-name="L5">
      <style:paragraph-properties fo:margin-top="0in" fo:margin-bottom="0in"/>
    </style:style>
    <style:style style:name="P27" style:family="paragraph" style:parent-style-name="Heading_20_1" style:master-page-name="First_20_Page">
      <style:paragraph-properties style:page-number="auto"/>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text-position="super 58%"/>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4424304" text:id="ct794424304">
          <text:deletion>
            <office:change-info>
              <dc:creator>David Harris</dc:creator>
              <dc:date>2013-01-26T18:25:00</dc:date>
            </office:change-info>
            <text:list xml:id="list3042806967512228434" text:style-name="L1">
              <text:list-item>
                <text:p text:style-name="P1"/>
              </text:list-item>
              <text:list-item>
                <text:p text:style-name="P1"/>
              </text:list-item>
            </text:list>
          </text:deletion>
        </text:changed-region>
        <text:changed-region xml:id="ct794424400" text:id="ct794424400">
          <text:insertion>
            <office:change-info>
              <dc:creator>David Harris</dc:creator>
              <dc:date>2013-01-26T18:26:00</dc:date>
            </office:change-info>
          </text:insertion>
        </text:changed-region>
        <text:changed-region xml:id="ct126299264" text:id="ct126299264">
          <text:deletion>
            <office:change-info>
              <dc:creator>David Harris</dc:creator>
              <dc:date>2013-01-26T18:26:00</dc:date>
            </office:change-info>
            <text:list xml:id="list1090969578" text:continue-numbering="true" text:style-name="L1">
              <text:list-item>
                <text:p text:style-name="P1"/>
              </text:list-item>
            </text:list>
            <text:list xml:id="list4026952697307115895" text:style-name="L2">
              <text:list-item>
                <text:p text:style-name="P2"/>
              </text:list-item>
            </text:list>
          </text:deletion>
        </text:changed-region>
        <text:changed-region xml:id="ct794424560" text:id="ct794424560">
          <text:insertion>
            <office:change-info>
              <dc:creator>David Harris</dc:creator>
              <dc:date>2013-01-26T18:26:00</dc:date>
            </office:change-info>
          </text:insertion>
        </text:changed-region>
        <text:changed-region xml:id="ct793788400" text:id="ct793788400">
          <text:insertion>
            <office:change-info>
              <dc:creator>David Harris</dc:creator>
              <dc:date>2013-01-26T18:26:00</dc:date>
            </office:change-info>
          </text:insertion>
        </text:changed-region>
        <text:changed-region xml:id="ct793786688" text:id="ct793786688">
          <text:deletion>
            <office:change-info>
              <dc:creator>David Harris</dc:creator>
              <dc:date>2013-01-26T18:26:00</dc:date>
            </office:change-info>
            <text:p text:style-name="P3">. T</text:p>
          </text:deletion>
        </text:changed-region>
        <text:changed-region xml:id="ct793981808" text:id="ct793981808">
          <text:insertion>
            <office:change-info>
              <dc:creator>David Harris</dc:creator>
              <dc:date>2013-01-26T18:26:00</dc:date>
            </office:change-info>
          </text:insertion>
        </text:changed-region>
        <text:changed-region xml:id="ct794497680" text:id="ct794497680">
          <text:insertion>
            <office:change-info>
              <dc:creator>David Harris</dc:creator>
              <dc:date>2013-01-26T18:26:00</dc:date>
            </office:change-info>
          </text:insertion>
        </text:changed-region>
        <text:changed-region xml:id="ct794497552" text:id="ct794497552">
          <text:deletion>
            <office:change-info>
              <dc:creator>David Harris</dc:creator>
              <dc:date>2013-01-26T18:26:00</dc:date>
            </office:change-info>
            <text:p text:style-name="P3">. </text:p>
            <text:p text:style-name="P3"/>
            <text:p text:style-name="P3">B</text:p>
          </text:deletion>
        </text:changed-region>
        <text:changed-region xml:id="ct793981904" text:id="ct793981904">
          <text:insertion>
            <office:change-info>
              <dc:creator>David Harris</dc:creator>
              <dc:date>2013-01-26T18:26:00</dc:date>
            </office:change-info>
          </text:insertion>
        </text:changed-region>
        <text:changed-region xml:id="ct792224832" text:id="ct792224832">
          <text:deletion>
            <office:change-info>
              <dc:creator>Bob Jacobsen</dc:creator>
              <dc:date>2012-06-15T11:20:00</dc:date>
            </office:change-info>
            <text:p text:style-name="P3">two</text:p>
          </text:deletion>
        </text:changed-region>
        <text:changed-region xml:id="ct332006880" text:id="ct332006880">
          <text:insertion>
            <office:change-info>
              <dc:creator>Bob Jacobsen</dc:creator>
              <dc:date>2012-06-15T11:20:00</dc:date>
            </office:change-info>
          </text:insertion>
        </text:changed-region>
        <text:changed-region xml:id="ct175772064" text:id="ct175772064">
          <text:insertion>
            <office:change-info>
              <dc:creator>Bob Jacobsen</dc:creator>
              <dc:date>2012-06-15T11:20:00</dc:date>
            </office:change-info>
          </text:insertion>
        </text:changed-region>
        <text:changed-region xml:id="ct347894416" text:id="ct347894416">
          <text:insertion>
            <office:change-info>
              <dc:creator>Bob Jacobsen</dc:creator>
              <dc:date>2012-06-15T11:20:00</dc:date>
            </office:change-info>
          </text:insertion>
        </text:changed-region>
        <text:changed-region xml:id="ct505710480" text:id="ct505710480">
          <text:insertion>
            <office:change-info>
              <dc:creator>Bob Jacobsen</dc:creator>
              <dc:date>2012-06-15T11:21:00</dc:date>
            </office:change-info>
          </text:insertion>
        </text:changed-region>
        <text:changed-region xml:id="ct412265776" text:id="ct412265776">
          <text:insertion>
            <office:change-info>
              <dc:creator>Bob Jacobsen</dc:creator>
              <dc:date>2012-06-15T11:22:00</dc:date>
            </office:change-info>
          </text:insertion>
        </text:changed-region>
        <text:changed-region xml:id="ct792684800" text:id="ct792684800">
          <text:insertion>
            <office:change-info>
              <dc:creator>Bob Jacobsen</dc:creator>
              <dc:date>2012-06-15T11:23:00</dc:date>
            </office:change-info>
          </text:insertion>
        </text:changed-region>
        <text:changed-region xml:id="ct412690944" text:id="ct412690944">
          <text:deletion>
            <office:change-info>
              <dc:creator>Bob Jacobsen</dc:creator>
              <dc:date>2012-06-15T11:22:00</dc:date>
            </office:change-info>
            <text:p text:style-name="P3">, perhaps in addition to use of the Memory Configuration Protocol</text:p>
          </text:deletion>
        </text:changed-region>
        <text:changed-region xml:id="ct412691600" text:id="ct412691600">
          <text:insertion>
            <office:change-info>
              <dc:creator>Bob Jacobsen</dc:creator>
              <dc:date>2012-06-15T11:35:00</dc:date>
            </office:change-info>
          </text:insertion>
        </text:changed-region>
        <text:changed-region xml:id="ct412690160" text:id="ct412690160">
          <text:deletion>
            <office:change-info>
              <dc:creator>Bob Jacobsen</dc:creator>
              <dc:date>2012-06-15T11:35:00</dc:date>
            </office:change-info>
            <text:p text:style-name="P3">special</text:p>
          </text:deletion>
        </text:changed-region>
        <text:changed-region xml:id="ct412686464" text:id="ct412686464">
          <text:insertion>
            <office:change-info>
              <dc:creator>Bob Jacobsen</dc:creator>
              <dc:date>2012-06-15T11:35:00</dc:date>
            </office:change-info>
          </text:insertion>
        </text:changed-region>
        <text:changed-region xml:id="ct332309408" text:id="ct332309408">
          <text:deletion>
            <office:change-info>
              <dc:creator>Bob Jacobsen</dc:creator>
              <dc:date>2012-06-15T11:22:00</dc:date>
            </office:change-info>
            <text:p text:style-name="P3">.</text:p>
          </text:deletion>
        </text:changed-region>
        <text:changed-region xml:id="ct412182592" text:id="ct412182592">
          <text:insertion>
            <office:change-info>
              <dc:creator>Bob Jacobsen</dc:creator>
              <dc:date>2012-06-15T11:22:00</dc:date>
            </office:change-info>
          </text:insertion>
        </text:changed-region>
        <text:changed-region xml:id="ct347864336" text:id="ct347864336">
          <text:insertion>
            <office:change-info>
              <dc:creator>Bob Jacobsen</dc:creator>
              <dc:date>2012-06-15T11:23:00</dc:date>
            </office:change-info>
          </text:insertion>
        </text:changed-region>
        <text:changed-region xml:id="ct347702704" text:id="ct347702704">
          <text:insertion>
            <office:change-info>
              <dc:creator>Bob Jacobsen</dc:creator>
              <dc:date>2012-06-15T11:50:00</dc:date>
            </office:change-info>
          </text:insertion>
        </text:changed-region>
        <text:changed-region xml:id="ct412931824" text:id="ct412931824">
          <text:insertion>
            <office:change-info>
              <dc:creator>Bob Jacobsen</dc:creator>
              <dc:date>2012-06-15T11:51:00</dc:date>
            </office:change-info>
          </text:insertion>
        </text:changed-region>
        <text:changed-region xml:id="ct332216096" text:id="ct332216096">
          <text:insertion>
            <office:change-info>
              <dc:creator>Bob Jacobsen</dc:creator>
              <dc:date>2012-07-08T23:05:00</dc:date>
            </office:change-info>
          </text:insertion>
        </text:changed-region>
        <text:changed-region xml:id="ct331658880" text:id="ct331658880">
          <text:insertion>
            <office:change-info>
              <dc:creator>Bob Jacobsen</dc:creator>
              <dc:date>2012-07-08T23:06:00</dc:date>
            </office:change-info>
          </text:insertion>
        </text:changed-region>
        <text:changed-region xml:id="ct347865056" text:id="ct347865056">
          <text:insertion>
            <office:change-info>
              <dc:creator>David Harris</dc:creator>
              <dc:date>2013-01-26T18:28:00</dc:date>
            </office:change-info>
          </text:insertion>
        </text:changed-region>
        <text:changed-region xml:id="ct412182800" text:id="ct412182800">
          <text:deletion>
            <office:change-info>
              <dc:creator>Bob Jacobsen</dc:creator>
              <dc:date>2012-06-15T11:46:00</dc:date>
            </office:change-info>
            <text:h text:style-name="Heading_20_2" text:outline-level="2"><text:s/></text:h>
            <text:h text:style-name="Heading_20_2" text:outline-level="2"/>
          </text:deletion>
        </text:changed-region>
        <text:changed-region xml:id="ct347625904" text:id="ct347625904">
          <text:deletion>
            <office:change-info>
              <dc:creator>David Harris</dc:creator>
              <dc:date>2013-01-26T18:29:00</dc:date>
            </office:change-info>
            <text:h text:style-name="Heading_20_2" text:outline-level="2"/>
            <text:h text:style-name="Heading_20_2" text:outline-level="2"/>
          </text:deletion>
        </text:changed-region>
        <text:changed-region xml:id="ct347864560" text:id="ct347864560">
          <text:insertion>
            <office:change-info>
              <dc:creator>Bob Jacobsen</dc:creator>
              <dc:date>2012-06-15T11:46:00</dc:date>
            </office:change-info>
          </text:insertion>
        </text:changed-region>
        <text:changed-region xml:id="ct347452448" text:id="ct347452448">
          <text:insertion>
            <office:change-info>
              <dc:creator>Bob Jacobsen</dc:creator>
              <dc:date>2012-07-08T21:07:00</dc:date>
            </office:change-info>
          </text:insertion>
        </text:changed-region>
        <text:changed-region xml:id="ct331871072" text:id="ct331871072">
          <text:insertion>
            <office:change-info>
              <dc:creator>Bob Jacobsen</dc:creator>
              <dc:date>2012-07-08T21:08:00</dc:date>
            </office:change-info>
          </text:insertion>
        </text:changed-region>
        <text:changed-region xml:id="ct331871264" text:id="ct331871264">
          <text:insertion>
            <office:change-info>
              <dc:creator>Bob Jacobsen</dc:creator>
              <dc:date>2012-07-08T23:00:00</dc:date>
            </office:change-info>
          </text:insertion>
        </text:changed-region>
        <text:changed-region xml:id="ct412954656" text:id="ct412954656">
          <text:insertion>
            <office:change-info>
              <dc:creator>Bob Jacobsen</dc:creator>
              <dc:date>2012-07-08T21:27:00</dc:date>
            </office:change-info>
          </text:insertion>
        </text:changed-region>
        <text:changed-region xml:id="ct483936304" text:id="ct483936304">
          <text:insertion>
            <office:change-info>
              <dc:creator>Bob Jacobsen</dc:creator>
              <dc:date>2012-07-08T21:20:00</dc:date>
            </office:change-info>
          </text:insertion>
        </text:changed-region>
        <text:changed-region xml:id="ct412693648" text:id="ct412693648">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3"/>
            <text:p text:style-name="P3"/>
            <text:p text:style-name="Text_20_body">Something like:</text:p>
          </text:deletion>
        </text:changed-region>
        <text:changed-region xml:id="ct331634640" text:id="ct331634640">
          <text:insertion>
            <office:change-info>
              <dc:creator>Bob Jacobsen</dc:creator>
              <dc:date>2012-06-15T11:25:00</dc:date>
            </office:change-info>
          </text:insertion>
        </text:changed-region>
        <text:changed-region xml:id="ct512951744" text:id="ct512951744">
          <text:insertion>
            <office:change-info>
              <dc:creator>Bob Jacobsen</dc:creator>
              <dc:date>2012-06-15T11:25:00</dc:date>
            </office:change-info>
          </text:insertion>
        </text:changed-region>
        <text:changed-region xml:id="ct353153952" text:id="ct353153952">
          <text:insertion>
            <office:change-info>
              <dc:creator>Bob Jacobsen</dc:creator>
              <dc:date>2012-06-15T11:38:00</dc:date>
            </office:change-info>
          </text:insertion>
        </text:changed-region>
        <text:changed-region xml:id="ct353154048" text:id="ct353154048">
          <text:deletion>
            <office:change-info>
              <dc:creator>Bob Jacobsen</dc:creator>
              <dc:date>2012-06-15T11:38:00</dc:date>
            </office:change-info>
            <text:p text:style-name="P3">*) Node version? (Covers hardware and software versions)</text:p>
            <text:p text:style-name="P3"/>
          </text:deletion>
        </text:changed-region>
        <text:changed-region xml:id="ct353229392" text:id="ct353229392">
          <text:insertion>
            <office:change-info>
              <dc:creator>Bob Jacobsen</dc:creator>
              <dc:date>2012-07-12T23:33:00</dc:date>
            </office:change-info>
          </text:insertion>
        </text:changed-region>
        <text:changed-region xml:id="ct513661600" text:id="ct513661600">
          <text:deletion>
            <office:change-info>
              <dc:creator>Bob Jacobsen</dc:creator>
              <dc:date>2012-06-15T11:26:00</dc:date>
            </office:change-info>
            <text:p text:style-name="P3">Location </text:p>
          </text:deletion>
        </text:changed-region>
        <text:changed-region xml:id="ct513661696" text:id="ct513661696">
          <text:insertion>
            <office:change-info>
              <dc:creator>Bob Jacobsen</dc:creator>
              <dc:date>2012-06-15T11:26:00</dc:date>
            </office:change-info>
          </text:insertion>
        </text:changed-region>
        <text:changed-region xml:id="ct513661840" text:id="ct513661840">
          <text:deletion>
            <office:change-info>
              <dc:creator>Bob Jacobsen</dc:creator>
              <dc:date>2012-06-15T11:26:00</dc:date>
            </office:change-info>
            <text:p text:style-name="P3">(or a more general comment field? Or both?) </text:p>
          </text:deletion>
        </text:changed-region>
        <text:changed-region xml:id="ct513662048" text:id="ct513662048">
          <text:deletion>
            <office:change-info>
              <dc:creator>Bob Jacobsen</dc:creator>
              <dc:date>2012-07-08T22:56:00</dc:date>
            </office:change-info>
            <text:p text:style-name="P3">It would be nice to </text:p>
          </text:deletion>
        </text:changed-region>
        <text:changed-region xml:id="ct352429920" text:id="ct352429920">
          <text:insertion>
            <office:change-info>
              <dc:creator>Bob Jacobsen</dc:creator>
              <dc:date>2012-07-08T22:56:00</dc:date>
            </office:change-info>
          </text:insertion>
        </text:changed-region>
        <text:changed-region xml:id="ct352430048" text:id="ct352430048">
          <text:insertion>
            <office:change-info>
              <dc:creator>Bob Jacobsen</dc:creator>
              <dc:date>2012-06-15T12:20:00</dc:date>
            </office:change-info>
          </text:insertion>
        </text:changed-region>
        <text:changed-region xml:id="ct353285840" text:id="ct353285840">
          <text:deletion>
            <office:change-info>
              <dc:creator>Bob Jacobsen</dc:creator>
              <dc:date>2012-06-15T12:10:00</dc:date>
            </office:change-info>
            <text:p text:style-name="P3">originally, but now less based on extended CAN </text:p>
          </text:deletion>
        </text:changed-region>
        <text:changed-region xml:id="ct352429648" text:id="ct352429648">
          <text:insertion>
            <office:change-info>
              <dc:creator>Bob Jacobsen</dc:creator>
              <dc:date>2012-07-08T22:57:00</dc:date>
            </office:change-info>
          </text:insertion>
        </text:changed-region>
        <text:changed-region xml:id="ct352867344" text:id="ct352867344">
          <text:deletion>
            <office:change-info>
              <dc:creator>Bob Jacobsen</dc:creator>
              <dc:date>2012-06-15T11:26:00</dc:date>
            </office:change-info>
            <text:p text:style-name="P3">Proposed content:</text:p>
          </text:deletion>
        </text:changed-region>
        <text:changed-region xml:id="ct353285936" text:id="ct353285936">
          <text:insertion>
            <office:change-info>
              <dc:creator>Bob Jacobsen</dc:creator>
              <dc:date>2012-06-15T11:26:00</dc:date>
            </office:change-info>
          </text:insertion>
        </text:changed-region>
        <text:changed-region xml:id="ct353304544" text:id="ct353304544">
          <text:deletion>
            <office:change-info>
              <dc:creator>Bob Jacobsen</dc:creator>
              <dc:date>2012-06-15T11:27:00</dc:date>
            </office:change-info>
            <text:p text:style-name="P3">.</text:p>
          </text:deletion>
        </text:changed-region>
        <text:changed-region xml:id="ct353304400" text:id="ct353304400">
          <text:insertion>
            <office:change-info>
              <dc:creator>Bob Jacobsen</dc:creator>
              <dc:date>2012-06-15T11:27:00</dc:date>
            </office:change-info>
          </text:insertion>
        </text:changed-region>
        <text:changed-region xml:id="ct352867152" text:id="ct352867152">
          <text:deletion>
            <office:change-info>
              <dc:creator>Bob Jacobsen</dc:creator>
              <dc:date>2012-07-08T22:58:00</dc:date>
            </office:change-info>
            <text:p text:style-name="P3">(C</text:p>
          </text:deletion>
        </text:changed-region>
        <text:changed-region xml:id="ct353265456" text:id="ct353265456">
          <text:insertion>
            <office:change-info>
              <dc:creator>Bob Jacobsen</dc:creator>
              <dc:date>2012-07-08T22:58:00</dc:date>
            </office:change-info>
          </text:insertion>
        </text:changed-region>
        <text:changed-region xml:id="ct353265712" text:id="ct353265712">
          <text:deletion>
            <office:change-info>
              <dc:creator>Bob Jacobsen</dc:creator>
              <dc:date>2012-06-15T11:27:00</dc:date>
            </office:change-info>
            <text:p text:style-name="P3"/>
            <text:p text:style-name="P3">(String means zero terminated)</text:p>
          </text:deletion>
        </text:changed-region>
        <text:changed-region xml:id="ct353265584" text:id="ct353265584">
          <text:deletion>
            <office:change-info>
              <dc:creator>Bob Jacobsen</dc:creator>
              <dc:date>2012-07-08T22:58:00</dc:date>
            </office:change-info>
            <text:p text:style-name="P3">)</text:p>
          </text:deletion>
        </text:changed-region>
        <text:changed-region xml:id="ct353265856" text:id="ct353265856">
          <text:insertion>
            <office:change-info>
              <dc:creator>Bob Jacobsen</dc:creator>
              <dc:date>2012-07-08T22:58:00</dc:date>
            </office:change-info>
          </text:insertion>
        </text:changed-region>
        <text:changed-region xml:id="ct353265152" text:id="ct353265152">
          <text:insertion>
            <office:change-info>
              <dc:creator>Bob Jacobsen</dc:creator>
              <dc:date>2012-07-08T21:28:00</dc:date>
            </office:change-info>
          </text:insertion>
        </text:changed-region>
        <text:changed-region xml:id="ct352867616" text:id="ct352867616">
          <text:insertion>
            <office:change-info>
              <dc:creator>Bob Jacobsen</dc:creator>
              <dc:date>2012-07-08T21:29:00</dc:date>
            </office:change-info>
          </text:insertion>
        </text:changed-region>
        <text:changed-region xml:id="ct352868016" text:id="ct352868016">
          <text:insertion>
            <office:change-info>
              <dc:creator>Bob Jacobsen</dc:creator>
              <dc:date>2012-07-08T21:30:00</dc:date>
            </office:change-info>
          </text:insertion>
        </text:changed-region>
        <text:changed-region xml:id="ct352867712" text:id="ct352867712">
          <text:deletion>
            <office:change-info>
              <dc:creator>Bob Jacobsen</dc:creator>
              <dc:date>2012-07-08T22:59:00</dc:date>
            </office:change-info>
            <text:p text:style-name="P3"/>
            <text:p text:style-name="P3">Could get in e.g. 30 character manufacturer, 16 character node type, 8 character version into single datagram. (This is just fixed data in memory)</text:p>
            <text:p text:style-name="P3"/>
          </text:deletion>
        </text:changed-region>
        <text:changed-region xml:id="ct513192640" text:id="ct513192640">
          <text:deletion>
            <office:change-info>
              <dc:creator>Bob Jacobsen</dc:creator>
              <dc:date>2012-06-15T11:42:00</dc:date>
            </office:change-info>
            <text:p text:style-name="P3">D</text:p>
          </text:deletion>
        </text:changed-region>
        <text:changed-region xml:id="ct513192832" text:id="ct513192832">
          <text:insertion>
            <office:change-info>
              <dc:creator>Bob Jacobsen</dc:creator>
              <dc:date>2012-06-15T11:35:00</dc:date>
            </office:change-info>
          </text:insertion>
        </text:changed-region>
        <text:changed-region xml:id="ct353203072" text:id="ct353203072">
          <text:insertion>
            <office:change-info>
              <dc:creator>Bob Jacobsen</dc:creator>
              <dc:date>2012-06-15T11:48:00</dc:date>
            </office:change-info>
          </text:insertion>
        </text:changed-region>
        <text:changed-region xml:id="ct352541376" text:id="ct352541376">
          <text:deletion>
            <office:change-info>
              <dc:creator>Bob Jacobsen</dc:creator>
              <dc:date>2012-06-15T11:45:00</dc:date>
            </office:change-info>
            <text:h text:style-name="Heading_20_2" text:outline-level="2">Simple Node Identification Information</text:h>
          </text:deletion>
        </text:changed-region>
        <text:changed-region xml:id="ct352541520" text:id="ct352541520">
          <text:insertion>
            <office:change-info>
              <dc:creator>Bob Jacobsen</dc:creator>
              <dc:date>2012-06-15T11:45:00</dc:date>
            </office:change-info>
          </text:insertion>
        </text:changed-region>
        <text:changed-region xml:id="ct352570496" text:id="ct352570496">
          <text:deletion>
            <office:change-info>
              <dc:creator>Bob Jacobsen</dc:creator>
              <dc:date>2012-06-15T11:45:00</dc:date>
            </office:change-info>
            <text:h text:style-name="Heading_20_2" text:outline-level="2"/>
            <text:p text:style-name="P3">(Should this be moved to another doc?)</text:p>
            <text:p text:style-name="P3">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3"/>
            <text:p text:style-name="P3"/>
            <text:p text:style-name="Text_20_body">Paragraphs for TN</text:p>
          </text:deletion>
        </text:changed-region>
        <text:changed-region xml:id="ct352570848" text:id="ct352570848">
          <text:deletion>
            <office:change-info>
              <dc:creator>Bob Jacobsen</dc:creator>
              <dc:date>2012-06-15T11:42:00</dc:date>
            </office:change-info>
            <text:p text:style-name="P3">this particular area </text:p>
          </text:deletion>
        </text:changed-region>
        <text:changed-region xml:id="ct352519904" text:id="ct352519904">
          <text:insertion>
            <office:change-info>
              <dc:creator>Bob Jacobsen</dc:creator>
              <dc:date>2012-06-15T11:42:00</dc:date>
            </office:change-info>
          </text:insertion>
        </text:changed-region>
        <text:changed-region xml:id="ct352520000" text:id="ct352520000">
          <text:insertion>
            <office:change-info>
              <dc:creator>Bob Jacobsen</dc:creator>
              <dc:date>2012-06-15T11:43:00</dc:date>
            </office:change-info>
          </text:insertion>
        </text:changed-region>
        <text:changed-region xml:id="ct352520096" text:id="ct352520096">
          <text:deletion>
            <office:change-info>
              <dc:creator>Bob Jacobsen</dc:creator>
              <dc:date>2012-06-15T11:43:00</dc:date>
            </office:change-info>
            <text:p text:style-name="P3"/>
            <text:p text:style-name="P3"/>
            <text:p text:style-name="P3">(Include some XML for the basic information?)</text:p>
          </text:deletion>
        </text:changed-region>
        <text:changed-region xml:id="ct792237840" text:id="ct792237840">
          <text:deletion>
            <office:change-info>
              <dc:creator>Bob Jacobsen</dc:creator>
              <dc:date>2012-07-08T23:00:00</dc:date>
            </office:change-info>
            <text:p text:style-name="P3"/>
            <text:p text:style-name="P3">Should there be a size limit (overall or just for each part) to allow buffer size calculations to be done in advance?</text:p>
          </text:deletion>
        </text:changed-region>
        <text:changed-region xml:id="ct331635152" text:id="ct331635152">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P3">Consider a "network browser" that can show more specific information on the nodes, e.g. their type information, user-given names, etc. To do that, the browser could</text:p>
      <text:p text:style-name="P3"/>
      <text:list xml:id="list309328353" text:continue-list="list1090969578" text:style-name="L1">
        <text:list-item>
          <text:p text:style-name="P1">Read the configuration description information (CDI)<text:change text:change-id="ct794424304"/><text:change-start text:change-id="ct794424400"/>, <text:change-end text:change-id="ct794424400"/></text:p>
        </text:list-item>
      </text:list>
      <text:list xml:id="list1570212124" text:continue-list="list4026952697307115895" text:style-name="L2">
        <text:list-item>
          <text:p text:style-name="P2">Parse out the first section(s)<text:change text:change-id="ct126299264"/><text:change-start text:change-id="ct794424560"/>, and <text:change-end text:change-id="ct794424560"/></text:p>
        </text:list-item>
      </text:list>
      <text:list xml:id="list8887269094444906538" text:style-name="L3">
        <text:list-item>
          <text:p text:style-name="P24">Do memory-access configuration reads to get the information.</text:p>
        </text:list-item>
      </text:list>
      <text:p text:style-name="P3"/>
      <text:p text:style-name="P3">That last step is very fast<text:change-start text:change-id="ct793788400"/> <text:change-end text:change-id="ct793788400"/><text:change text:change-id="ct793786688"/><text:change-start text:change-id="ct793981808"/><text:span text:style-name="T5">–</text:span> t<text:change-end text:change-id="ct793981808"/>he browser could do the necessary configuration reads in a small fraction of a second, at least on an idle CAN segment<text:change-start text:change-id="ct794497680"/>, <text:change-end text:change-id="ct794497680"/><text:change text:change-id="ct794497552"/><text:change-start text:change-id="ct793981904"/>b<text:change-end text:change-id="ct793981904"/>ut the first two steps are not-so-fast. The CDI is a very powerful and general method to describe all about the node, but it's a handful to read &amp; parse when you just want to get some specific information.</text:p>
      <text:p text:style-name="P3"/>
      <text:p text:style-name="P3">This Standard provides an optional protocol that allows a node implementor to say "I keep my basic information in a common place", so that e.g. browser tools can pick that up quickly.</text:p>
      <text:p text:style-name="P3"/>
      <text:p text:style-name="P3">There are <text:change text:change-id="ct792224832"/><text:change-start text:change-id="ct332006880"/>several<text:change-end text:change-id="ct332006880"/> parts to this:</text:p>
      <text:p text:style-name="P3"/>
      <text:list xml:id="list8229064215580703140" text:style-name="L4">
        <text:list-item>
          <text:p text:style-name="P25">A standardize<text:change-start text:change-id="ct175772064"/>d<text:change-end text:change-id="ct175772064"/> set of basic information &amp; its location in configuration space<text:change-start text:change-id="ct347894416"/> (called Abbreviated Config<text:change-end text:change-id="ct347894416"/><text:change-start text:change-id="ct505710480"/>uration Description Information ASCI; the ACDI acronym is confusingly like CDI, and perhaps a better one is needed). This allows th<text:change-end text:change-id="ct505710480"/><text:change-start text:change-id="ct412265776"/>e information to be rapidly retrieved via the Memory Configuration Protocol<text:change-end text:change-id="ct412265776"/><text:change-start text:change-id="ct792684800"/> without first reading the entire CDI.<text:change-end text:change-id="ct792684800"/></text:p>
        </text:list-item>
        <text:list-item>
          <text:p text:style-name="P25">A simple CAN protocol for returning it<text:change text:change-id="ct412690944"/><text:change-start text:change-id="ct412691600"/>: Simple Node Information Protocol SNIP, documented elsewhere.<text:change-end text:change-id="ct412691600"/></text:p>
        </text:list-item>
      </text:list>
      <text:p text:style-name="P3"/>
      <text:p text:style-name="P3">Why the <text:change text:change-id="ct412690160"/><text:change-start text:change-id="ct412686464"/>dedicated simple<text:change-end text:change-id="ct412686464"/>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332309408"/><text:change-start text:change-id="ct412182592"/>, even from nodes that don't implement the full datagram-based Memory<text:change-end text:change-id="ct412182592"/><text:change-start text:change-id="ct347864336"/> Configuration Protocol.<text:change-end text:change-id="ct347864336"/><text:change-start text:change-id="ct347702704"/></text:p>
      <text:p text:style-name="P3"/>
      <text:p text:style-name="P3">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text:soft-page-break/>work without ACDI<text:change-end text:change-id="ct347702704"/><text:change-start text:change-id="ct412931824"/>, with the content being stored at some undefined place in memory; SNIP is ideal for nodes that don't have a full implementation of Memory Configuration Protocol, at either end of the connection. <text:s/>But they work better together.<text:change-end text:change-id="ct412931824"/><text:change-start text:change-id="ct332216096"/></text:p>
      <text:p text:style-name="P3"/>
      <text:p text:style-name="P12">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332216096"/><text:change-start text:change-id="ct331658880"/>ace to handle those.<text:change-end text:change-id="ct331658880"/></text:p>
      <text:h text:style-name="Heading_20_1" text:outline-level="1">Annotations to the Standard<text:change-start text:change-id="ct347865056"/></text:h>
      <text:p text:style-name="Standard">This section is meant to be read in conjunction with the Standard. <text:s/>Each of <text:span text:style-name="T6">the</text:span> subsections have directly corresponding sections in <text:span text:style-name="T6">the</text:span> Standard. <text:s/><text:change-end text:change-id="ct347865056"/></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412182800"/><text:change text:change-id="ct347625904"/><text:change-start text:change-id="ct347864560"/>Must appear in PIP.<text:change-end text:change-id="ct347864560"/><text:change-start text:change-id="ct347452448"/></text:h>
      <text:p text:style-name="Standard">Line to SNII, <text:span text:style-name="T6">which</text:span> is different but related.</text:p>
      <text:h text:style-name="Heading_20_1" text:outline-level="1">XML specification</text:h>
      <text:p text:style-name="Standard">The &lt;acdi fixed=”1” var=”1”&gt; element <text:span text:style-name="T6">in the CDI XML file indicates that the ACDI</text:span><text:change-end text:change-id="ct347452448"/><text:change-start text:change-id="ct331871072"/><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5">Use of the &lt;acdi&gt; element is recommended, but not required. It saves space and transfer time. It's also permissible for the CDI to indicate the equivalent content, which is:</text:p>
      <text:p text:style-name="P3"><text:change-end text:change-id="ct331871072"/><text:change-start text:change-id="ct331871264"/>&lt;segment origin='0' space='252'&gt;</text:p>
      <text:p text:style-name="P3"><text:s text:c="4"/>&lt;group&gt;</text:p>
      <text:p text:style-name="P3"><text:s text:c="8"/>&lt;name&gt;Manufacturer Information&lt;/name&gt;</text:p>
      <text:p text:style-name="P3"><text:s text:c="8"/>&lt;description&gt;Manufacturer-provided fixed node description&lt;/description&gt;</text:p>
      <text:p text:style-name="P3"><text:s text:c="8"/>&lt;int size='1'&gt;</text:p>
      <text:p text:style-name="P3"><text:s text:c="12"/>&lt;name&gt;Version&lt;/name&gt;</text:p>
      <text:p text:style-name="P3"><text:s text:c="8"/>&lt;/int&gt;</text:p>
      <text:p text:style-name="P3"><text:s text:c="8"/>&lt;string size='41'&gt;</text:p>
      <text:p text:style-name="P3"><text:s text:c="12"/>&lt;name&gt;Manufacturer Name&lt;/name&gt;</text:p>
      <text:p text:style-name="P3"><text:s text:c="8"/>&lt;/string&gt;</text:p>
      <text:p text:style-name="P3"><text:s text:c="8"/>&lt;string size='41'&gt;</text:p>
      <text:p text:style-name="P3"><text:s text:c="12"/>&lt;name&gt;Node Type&lt;/name&gt;</text:p>
      <text:p text:style-name="P3"><text:s text:c="8"/>&lt;/string&gt;</text:p>
      <text:p text:style-name="P3"><text:s text:c="8"/>&lt;string size='21'&gt;</text:p>
      <text:p text:style-name="P3"><text:soft-page-break/><text:s text:c="12"/>&lt;name&gt;Hardware Version&lt;/name&gt;</text:p>
      <text:p text:style-name="P3"><text:s text:c="8"/>&lt;/string&gt;</text:p>
      <text:p text:style-name="P3"><text:s text:c="8"/>&lt;string size='21'&gt;</text:p>
      <text:p text:style-name="P3"><text:s text:c="12"/>&lt;name&gt;Software Version&lt;/name&gt;</text:p>
      <text:p text:style-name="P3"><text:s text:c="8"/>&lt;/string&gt;</text:p>
      <text:p text:style-name="P3"><text:s text:c="5"/>&lt;/group&gt;</text:p>
      <text:p text:style-name="P3">&lt;/segment&gt;</text:p>
      <text:p text:style-name="P3"/>
      <text:p text:style-name="Standard"><text:span text:style-name="Example"><text:span text:style-name="T7">(e.g. you can do a 63-byte read to get the version, manufacturer name, and a chunk of the node type. <text:s/>If you don't want version numbers, and you get the null for node type, you can stop. <text:s/>If no null, or you want the version numbers, issue another read for the rest of the node type.)</text:span></text:span></text:p>
      <text:p text:style-name="P13"/>
      <text:p text:style-name="P3">&lt;segment origin='0' space='251'&gt;</text:p>
      <text:p text:style-name="P3"><text:s text:c="4"/>&lt;group&gt;</text:p>
      <text:p text:style-name="P3"><text:s text:c="8"/>&lt;name&gt;User Identification&lt;/name&gt;</text:p>
      <text:p text:style-name="P3"><text:s text:c="8"/>&lt;description&gt;Lets the user add his own description&lt;/description&gt;</text:p>
      <text:p text:style-name="P3"><text:s text:c="8"/>&lt;int size='1'&gt;</text:p>
      <text:p text:style-name="P3"><text:s text:c="12"/>&lt;name&gt;Version&lt;/name&gt;</text:p>
      <text:p text:style-name="P3"><text:s text:c="8"/>&lt;/int&gt;</text:p>
      <text:p text:style-name="P3"><text:s text:c="8"/>&lt;string size='63'&gt;</text:p>
      <text:p text:style-name="P3"><text:s text:c="12"/>&lt;name&gt;Node Name&lt;/name&gt;</text:p>
      <text:p text:style-name="P3"><text:s text:c="8"/>&lt;/string&gt;</text:p>
      <text:p text:style-name="P3"><text:s text:c="8"/>&lt;string size='64'&gt;</text:p>
      <text:p text:style-name="P3"><text:s text:c="12"/>&lt;name&gt;Node Description&lt;/name&gt;</text:p>
      <text:p text:style-name="P3"><text:s text:c="8"/>&lt;/string&gt;</text:p>
      <text:p text:style-name="P3"><text:s text:c="4"/>&lt;/group&gt;</text:p>
      <text:p text:style-name="Standard"><text:span text:style-name="Example"><text:span text:style-name="T7">&lt;/segment&gt;</text:span></text:span></text:p>
      <text:p text:style-name="Standard"><text:span text:style-name="Example"><text:span text:style-name="T7">(e.g. you can do a 64-byte read to get the version and node name, then another 64 byte read to get the node description)</text:span></text:span></text:p>
      <text:p text:style-name="P15"><text:change-end text:change-id="ct331871264"/><text:change-start text:change-id="ct412954656"/>(the spaces are 0xFC and 0xFB respectively)<text:change-end text:change-id="ct412954656"/><text:change-start text:change-id="ct483936304"/></text:p>
      <text:p text:style-name="P15">The name elements are not required, but the segment and string elements must be arranged so that the memory arrangement is identical.<text:change-end text:change-id="ct483936304"/></text:p>
      <text:h text:style-name="Heading_20_1" text:outline-level="1">Stuff to be merged into the above</text:h>
      <text:p text:style-name="Text_20_body"><text:change text:change-id="ct412693648"/><text:change-start text:change-id="ct331634640"/>How it works<text:change-end text:change-id="ct331634640"/></text:p>
      <text:p text:style-name="P3"/>
      <text:p text:style-name="P3">1) A node denotes that it has this capability using a specific bit in the Protocol Identification Protocol (1 CAN exchange to check that)</text:p>
      <text:p text:style-name="P3"/>
      <text:p text:style-name="P3">2) If it does, the basic information can be found in a specific place in the configuration space (specific, well-known address space, location, and format), so can be directly read via configuration reads (datagram access, with small CAN overhead)</text:p>
      <text:p text:style-name="P3"/>
      <text:p text:style-name="P3"><text:soft-page-break/>For this to work, there needs to be a common content (so that we don't need another layer of CDI-like stuff to define this content too). Hence this note. What should be in that content? </text:p>
      <text:p text:style-name="P3"/>
      <text:p text:style-name="P3">Some fixed info:</text:p>
      <text:p text:style-name="P3"/>
      <text:p text:style-name="P3">*) A version number, so we can extend this later<text:change-start text:change-id="ct512951744"/>: Initially 1.<text:change-end text:change-id="ct512951744"/></text:p>
      <text:p text:style-name="P3">*) A manufacturer name </text:p>
      <text:p text:style-name="P3">*) A manufacturer-issued node type name</text:p>
      <text:p text:style-name="P3"><text:change-start text:change-id="ct353153952"/>*) Hardware version</text:p>
      <text:p text:style-name="P3">*) Software version</text:p>
      <text:p text:style-name="P3"><text:change-end text:change-id="ct353153952"/><text:change text:change-id="ct353154048"/></text:p>
      <text:p text:style-name="P3">Some variable info, which the user can change:</text:p>
      <text:p text:style-name="P3"/>
      <text:p text:style-name="P3"><text:change-start text:change-id="ct353229392"/>*) A version number, so we can extend this later: Initially 1.</text:p>
      <text:p text:style-name="P3"><text:change-end text:change-id="ct353229392"/>*) Name</text:p>
      <text:p text:style-name="P3">*) <text:change text:change-id="ct513661600"/><text:change-start text:change-id="ct513661696"/>Description</text:p>
      <text:p text:style-name="P3"/>
      <text:p text:style-name="P3"><text:change-end text:change-id="ct513661696"/><text:change text:change-id="ct513661840"/>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3"/>
      <text:p text:style-name="P3"><text:change text:change-id="ct513662048"/><text:change-start text:change-id="ct352429920"/>We want to <text:change-end text:change-id="ct352429920"/>keep this somewhat compact, with the most useful (in the sense of "people will want to see this quickly") info at the front. Reading a full datagram (64 bytes <text:change-start text:change-id="ct352430048"/>memory-read <text:change-end text:change-id="ct352430048"/>payload<text:change text:change-id="ct353285840"/>)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3"><text:change-start text:change-id="ct352429648"/></text:p>
      <text:p text:style-name="P3">Reading an icon (e.g. image of the board) takes longer, and is therefore less vital. <text:s/>That's also not defined in this version of the document. <text:s/>Lives in a 3<text:span text:style-name="T8">rd</text:span> address space (0xFA), which doesn't get any special consideration in the Memory Configuration Protocol.</text:p>
      <text:p text:style-name="P3"><text:change-end text:change-id="ct352429648"/></text:p>
      <text:p text:style-name="P3"><text:change text:change-id="ct352867344"/><text:change-start text:change-id="ct353285936"/>Content<text:change-end text:change-id="ct353285936"/></text:p>
      <text:p text:style-name="P3"/>
      <text:p text:style-name="P3">Spaces chosen to be right below CDI, so they leave as much contiguous as possible.</text:p>
      <text:p text:style-name="P3"/>
      <text:p text:style-name="P3">Up to designer to decide on size (0 bytes, small, large) of icon information.</text:p>
      <text:p text:style-name="P3"/>
      <text:p text:style-name="P3">The memory access in those three spaces doesn't mean that is has to be stored that way.</text:p>
      <text:p text:style-name="P3"/>
      <text:p text:style-name="P3">The use of zero-terminated strings<text:change text:change-id="ct353304544"/><text:change-start text:change-id="ct353304400"/> within fixed size slots.<text:change-end text:change-id="ct353304400"/></text:p>
      <text:p text:style-name="P3"/>
      <text:p text:style-name="P3"/>
      <text:p text:style-name="P3"><text:change text:change-id="ct352867152"/><text:change-start text:change-id="ct353265456"/>User c<text:change-end text:change-id="ct353265456"/>omment provides a longer field, not computer parsed; node name is a short thing for e.g. headings, etc<text:change text:change-id="ct353265712"/><text:change text:change-id="ct353265584"/><text:change-start text:change-id="ct353265856"/>.<text:change-end text:change-id="ct353265856"/></text:p>
      <text:p text:style-name="P3"><text:soft-page-break/></text:p>
      <text:p text:style-name="P3">Two spaces provided for simplicity in implementation, as we imagine that some will be from a permanent memory and some will be user configurable.</text:p>
      <text:p text:style-name="P3"><text:change-start text:change-id="ct353265152"/></text:p>
      <text:p text:style-name="P3">Memory-access has some special support <text:change-end text:change-id="ct353265152"/><text:change-start text:change-id="ct352867616"/>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352867616"/><text:change-start text:change-id="ct352868016"/>'re not.</text:p>
      <text:p text:style-name="P3"/>
      <text:p text:style-name="P3">Chosen to fix in a single 64-byte read operation from each of the spaces.</text:p>
      <text:p text:style-name="P3"><text:change-end text:change-id="ct352868016"/></text:p>
      <text:p text:style-name="P3">Strings just concatenate with null termination. A missing value is then just a null byte. </text:p>
      <text:p text:style-name="P3"><text:change text:change-id="ct352867712"/></text:p>
      <text:p text:style-name="P3">Protocol ID protocol specifies whether this is present, so no more confirmation information is needed.</text:p>
      <text:p text:style-name="P3"/>
      <text:p text:style-name="P3">Later versions with higher A<text:change text:change-id="ct513192640"/>CDI version numbers could contain more fields, result in more than one datagram in reply, etc. But for expansion purposes, they should be proper supersets of this.</text:p>
      <text:p text:style-name="P3"><text:change-start text:change-id="ct513192832"/></text:p>
      <text:p text:style-name="P3"><text:change-end text:change-id="ct513192832"/><text:change-start text:change-id="ct353203072"/></text:p>
      <text:p text:style-name="P3"/>
      <text:p text:style-name="P3">All these work together, and have to be consistently done:</text:p>
      <text:list xml:id="list8917575013991858507" text:style-name="L5">
        <text:list-item>
          <text:p text:style-name="P26">ACDI is marked as present in PIP (requires memory-access, CDI be set too)</text:p>
        </text:list-item>
        <text:list-item>
          <text:p text:style-name="P26">Memory config has the two spaces available</text:p>
        </text:list-item>
        <text:list-item>
          <text:p text:style-name="P26">CDI carries the &lt;acdi&gt; element</text:p>
        </text:list-item>
      </text:list>
      <text:p text:style-name="P3"><text:change-end text:change-id="ct353203072"/></text:p>
      <text:p text:style-name="P3"/>
      <text:h text:style-name="Heading_20_2" text:outline-level="2"><text:change text:change-id="ct352541376"/><text:change-start text:change-id="ct352541520"/>Notes<text:change-end text:change-id="ct352541520"/><text:change text:change-id="ct352570496"/></text:h>
      <text:p text:style-name="P3"/>
      <text:p text:style-name="P3"><text:change text:change-id="ct352570848"/><text:change-start text:change-id="ct352519904"/>The definition <text:change-end text:change-id="ct352519904"/><text:change-start text:change-id="ct352520000"/>of the manufacturer-provided information <text:change-end text:change-id="ct352520000"/>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352520096"/></text:p>
      <text:p text:style-name="P3"/>
      <text:p text:style-name="P3">Basic information does <text:span text:style-name="T4">not</text:span> need to be present if this protocol is not marked; store anything you like.</text:p>
      <text:p text:style-name="P3"><text:change text:change-id="ct792237840"/><text:change-start text:change-id="ct331635152"/></text:p>
      <text:p text:style-name="P11"/>
      <text:p text:style-name="P11"/>
      <text:p text:style-name="P11"><text:change-end text:change-id="ct331635152"/></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2</text:p>
          <text:p text:style-name="P17"><text:s/>2.1 Introduction<text:tab/>2</text:p>
          <text:p text:style-name="P17"><text:soft-page-break/><text:s/>2.2 Intended Use<text:tab/>2</text:p>
          <text:p text:style-name="P17"><text:s/>2.3 Reference and Context<text:tab/>2</text:p>
          <text:p text:style-name="P16"><text:s/>3 XML specification<text:tab/>2</text:p>
          <text:p text:style-name="P16"><text:s/>4 Stuff to be merged into the above<text:tab/>3</text:p>
          <text:p text:style-name="P17"><text:s/>4.1 Notes<text:tab/>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6" style:family="paragraph" style:parent-style-name="Header">
      <style:text-properties fo:language="zxx" fo:country="none" style:language-asian="zxx" style:country-asian="none"/>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347608176" text:id="ct347608176">
            <text:deletion>
              <office:change-info>
                <dc:creator>Bob Jacobsen</dc:creator>
                <dc:date>2012-06-15T11:33:00</dc:date>
              </office:change-info>
              <text:p text:style-name="MP4">I/SNI </text:p>
            </text:deletion>
          </text:changed-region>
          <text:changed-region xml:id="ct347608032" text:id="ct347608032">
            <text:deletion>
              <office:change-info>
                <dc:creator>Bob Jacobsen</dc:creator>
                <dc:date>2012-06-15T11:34:00</dc:date>
              </office:change-info>
              <text:p text:style-name="MP4">ACD</text:p>
            </text:deletion>
          </text:changed-region>
          <text:changed-region xml:id="ct347608320" text:id="ct347608320">
            <text:insertion>
              <office:change-info>
                <dc:creator>Bob Jacobsen</dc:creator>
                <dc:date>2012-06-15T11:34:00</dc:date>
              </office:change-info>
            </text:insertion>
          </text:changed-region>
          <text:changed-region xml:id="ct347608416" text:id="ct347608416">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347608176"/><text:change text:change-id="ct347608032"/><text:change-start text:change-id="ct347608320"/>Abbreviated Configuration Description Information<text:change-end text:change-id="ct347608320"/><text:change-start text:change-id="ct347608416"/> <text:change-end text:change-id="ct347608416"/>Technical Note</text:p>
      </style:header>
      <style:footer>
        <text:tracked-changes>
          <text:changed-region xml:id="ct297962384" text:id="ct297962384">
            <text:insertion>
              <office:change-info>
                <dc:creator>Bob Jacobsen</dc:creator>
                <dc:date>2013-03-26T14:01:00</dc:date>
              </office:change-info>
            </text:insertion>
          </text:changed-region>
        </text:tracked-changes>
        <text:p text:style-name="MP5"><text:span text:style-name="Page_20_Number"><text:span text:style-name="MT2">Copyright 2012</text:span></text:span><text:change-start text:change-id="ct297962384"/><text:span text:style-name="Page_20_Number"><text:span text:style-name="MT2">, 2013</text:span></text:span><text:change-end text:change-id="ct297962384"/><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3-03-26T14:01:10">Mar 26, 2013</text:date></text:span></text:span></text:p>
      </style:footer>
    </style:master-page>
    <style:master-page style:name="First_20_Page" style:display-name="First Page" style:page-layout-name="Mpm2" style:next-style-name="Standard">
      <style:header>
        <text:tracked-changes>
          <text:changed-region xml:id="ct513191920" text:id="ct513191920">
            <text:deletion>
              <office:change-info>
                <dc:creator>Bob Jacobsen</dc:creator>
                <dc:date>2012-06-15T11:33:00</dc:date>
              </office:change-info>
              <text:p text:style-name="MP8"><text:s/>/ Simple Node Identification</text:p>
            </text:deletion>
          </text:changed-region>
        </text:tracked-changes>
        <text:p text:style-name="MP6"><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8">Abbreviated Configuration Description Information<text:change text:change-id="ct513191920"/></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8"><text:date style:data-style-name="N75" text:date-value="2013-03-26T14:01:10">Mar 26, 2013</text:date></text:p>
            </table:table-cell>
            <table:table-cell table:style-name="Table1.C1" office:value-type="string">
              <text:p text:style-name="MP8">Preliminary</text:p>
            </table:table-cell>
          </table:table-row>
        </table:table>
        <text:p text:style-name="Header"/>
      </style:header>
      <style:footer>
        <text:tracked-changes>
          <text:changed-region xml:id="ct414044912" text:id="ct414044912">
            <text:insertion>
              <office:change-info>
                <dc:creator>Bob Jacobsen</dc:creator>
                <dc:date>2013-03-26T14:01:00</dc:date>
              </office:change-info>
            </text:insertion>
          </text:changed-region>
        </text:tracked-changes>
        <text:p text:style-name="MP9"><text:span text:style-name="Page_20_Number"><text:span text:style-name="MT2">Copyright 2012</text:span></text:span><text:change-start text:change-id="ct414044912"/><text:span text:style-name="Page_20_Number"><text:span text:style-name="MT2">, 2013</text:span></text:span><text:change-end text:change-id="ct41404491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75" text:date-value="2013-03-26T14:01:10">Mar 26, 2013</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9</meta:editing-cycles>
    <meta:editing-duration>PT16H44M35S</meta:editing-duration>
    <meta:generator>OpenOffice.org/3.4.1$Unix OpenOffice.org_project/341m1$Build-9593</meta:generator>
    <dc:date>2013-03-26T14:01:10</dc:date>
    <dc:creator>Bob Jacobsen</dc:creator>
    <meta:printed-by>Bob Jacobsen</meta:printed-by>
    <meta:print-date>2013-03-26T14:00:29</meta:print-date>
    <meta:document-statistic meta:table-count="1" meta:image-count="1" meta:object-count="0" meta:page-count="6" meta:paragraph-count="149" meta:word-count="1852" meta:character-count="11524"/>
    <meta:user-defined meta:name="Info 1"/>
    <meta:user-defined meta:name="Info 2"/>
    <meta:user-defined meta:name="Info 3"/>
    <meta:user-defined meta:name="Info 4"/>
  </office:meta>
</office:document-meta>
</file>